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9aa67" officeooo:paragraph-rsid="0019aa67" style:font-weight-asian="normal" style:font-weight-complex="normal"/>
    </style:style>
    <style:style style:name="P2" style:family="paragraph" style:parent-style-name="Standard">
      <style:text-properties fo:font-weight="normal" officeooo:rsid="001affaf" officeooo:paragraph-rsid="001affaf" style:font-weight-asian="normal" style:font-weight-complex="normal"/>
    </style:style>
    <style:style style:name="P3" style:family="paragraph" style:parent-style-name="Standard">
      <style:text-properties fo:font-weight="normal" officeooo:rsid="001c54bd" officeooo:paragraph-rsid="001c54bd" style:font-weight-asian="normal" style:font-weight-complex="normal"/>
    </style:style>
    <style:style style:name="P4" style:family="paragraph" style:parent-style-name="Standard">
      <style:text-properties fo:font-weight="normal" officeooo:rsid="001d6cda" officeooo:paragraph-rsid="001d6cda" style:font-weight-asian="normal" style:font-weight-complex="normal"/>
    </style:style>
    <style:style style:name="P5" style:family="paragraph" style:parent-style-name="Standard">
      <style:text-properties fo:font-weight="normal" officeooo:rsid="001e1a7e" officeooo:paragraph-rsid="001e1a7e" style:font-weight-asian="normal" style:font-weight-complex="normal"/>
    </style:style>
    <style:style style:name="P6" style:family="paragraph" style:parent-style-name="Standard">
      <style:text-properties fo:font-weight="bold" officeooo:rsid="0019aa67" officeooo:paragraph-rsid="0019aa67" style:font-weight-asian="bold" style:font-weight-complex="bold"/>
    </style:style>
    <style:style style:name="P7" style:family="paragraph" style:parent-style-name="Standard">
      <style:text-properties fo:font-weight="bold" officeooo:rsid="001c54bd" officeooo:paragraph-rsid="001c54bd" style:font-weight-asian="bold" style:font-weight-complex="bold"/>
    </style:style>
    <style:style style:name="P8" style:family="paragraph" style:parent-style-name="Standard">
      <style:text-properties fo:font-weight="bold" officeooo:rsid="0019aa67" style:font-weight-asian="bold" style:font-weight-complex="bold"/>
    </style:style>
    <style:style style:name="P9" style:family="paragraph" style:parent-style-name="Standard">
      <style:text-properties fo:font-weight="bold" officeooo:rsid="001f2af6" officeooo:paragraph-rsid="001f2af6" style:font-weight-asian="bold" style:font-weight-complex="bold"/>
    </style:style>
    <style:style style:name="P10" style:family="paragraph" style:parent-style-name="Standard">
      <style:text-properties fo:font-weight="normal" officeooo:rsid="001e1a7e" officeooo:paragraph-rsid="001e1a7e" style:font-weight-asian="normal" style:font-weight-complex="normal"/>
    </style:style>
    <style:style style:name="P11" style:family="paragraph" style:parent-style-name="Standard">
      <style:text-properties fo:font-weight="normal" officeooo:rsid="001f2af6" officeooo:paragraph-rsid="001f2af6" style:font-weight-asian="normal" style:font-weight-complex="normal"/>
    </style:style>
    <style:style style:name="P12" style:family="paragraph" style:parent-style-name="Standard">
      <style:text-properties fo:font-weight="normal" officeooo:rsid="00234597" officeooo:paragraph-rsid="00234597" style:font-weight-asian="normal" style:font-weight-complex="normal"/>
    </style:style>
    <style:style style:name="P13" style:family="paragraph" style:parent-style-name="Standard">
      <style:text-properties officeooo:paragraph-rsid="00208b4b"/>
    </style:style>
    <style:style style:name="P14" style:family="paragraph" style:parent-style-name="Standard">
      <style:text-properties fo:font-size="16pt" fo:font-weight="normal" officeooo:rsid="00246ae4" officeooo:paragraph-rsid="00246ae4" style:font-size-asian="16pt" style:font-weight-asian="normal" style:font-size-complex="16pt" style:font-weight-complex="normal"/>
    </style:style>
    <style:style style:name="P15" style:family="paragraph" style:parent-style-name="Standard">
      <style:text-properties fo:font-size="16pt" fo:font-weight="normal" officeooo:rsid="00234597" officeooo:paragraph-rsid="00246ae4" style:font-size-asian="16pt" style:font-weight-asian="normal" style:font-size-complex="16pt" style:font-weight-complex="normal"/>
    </style:style>
    <style:style style:name="P16" style:family="paragraph" style:parent-style-name="Standard">
      <style:text-properties fo:font-size="16pt" fo:font-weight="normal" officeooo:rsid="0025abc1" officeooo:paragraph-rsid="0025abc1" style:font-size-asian="16pt" style:font-weight-asian="normal" style:font-size-complex="16pt" style:font-weight-complex="normal"/>
    </style:style>
    <style:style style:name="P17" style:family="paragraph" style:parent-style-name="Standard">
      <style:text-properties fo:font-size="16pt" style:text-underline-style="solid" style:text-underline-width="auto" style:text-underline-color="font-color" fo:font-weight="normal" officeooo:rsid="00234597" officeooo:paragraph-rsid="00246ae4" style:font-size-asian="16pt" style:font-weight-asian="normal" style:font-size-complex="16pt" style:font-weight-complex="normal"/>
    </style:style>
    <style:style style:name="P18" style:family="paragraph" style:parent-style-name="Text_20_body">
      <style:text-properties fo:font-weight="bold" style:font-weight-asian="bold" style:font-weight-complex="bold"/>
    </style:style>
    <style:style style:name="P19" style:family="paragraph" style:parent-style-name="Text_20_body">
      <style:text-properties fo:font-weight="bold" officeooo:paragraph-rsid="00208b4b" style:font-weight-asian="bold" style:font-weight-complex="bold"/>
    </style:style>
    <style:style style:name="P20" style:family="paragraph" style:parent-style-name="Text_20_body">
      <style:text-properties style:text-underline-style="solid" style:text-underline-width="auto" style:text-underline-color="font-color" fo:font-weight="bold" officeooo:rsid="00208b4b" officeooo:paragraph-rsid="00208b4b" style:font-weight-asian="bold" style:font-weight-complex="bold"/>
    </style:style>
    <style:style style:name="P21" style:family="paragraph" style:parent-style-name="Text_20_body">
      <style:text-properties style:text-underline-style="solid" style:text-underline-width="auto" style:text-underline-color="font-color" fo:font-weight="bold" officeooo:rsid="00218dc9" officeooo:paragraph-rsid="00218dc9" style:font-weight-asian="bold" style:font-weight-complex="bold"/>
    </style:style>
    <style:style style:name="P22" style:family="paragraph" style:parent-style-name="Text_20_body">
      <style:text-properties style:text-underline-style="solid" style:text-underline-width="auto" style:text-underline-color="font-color" fo:font-weight="normal" officeooo:rsid="00218dc9" officeooo:paragraph-rsid="00218dc9" style:font-weight-asian="normal" style:font-weight-complex="normal"/>
    </style:style>
    <style:style style:name="P23" style:family="paragraph" style:parent-style-name="Text_20_body">
      <style:text-properties style:text-underline-style="solid" style:text-underline-width="auto" style:text-underline-color="font-color" fo:font-weight="normal" officeooo:rsid="00234597" officeooo:paragraph-rsid="00234597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aa67" style:font-weight-asian="bold" style:font-weight-complex="bold"/>
    </style:style>
    <style:style style:name="T3" style:family="text">
      <style:text-properties fo:font-weight="bold" officeooo:rsid="00208b4b" style:font-weight-asian="bold" style:font-weight-complex="bold"/>
    </style:style>
    <style:style style:name="T4" style:family="text">
      <style:text-properties fo:font-weight="bold" officeooo:rsid="00246ae4" style:font-weight-asian="bold" style:font-weight-complex="bold"/>
    </style:style>
    <style:style style:name="T5" style:family="text">
      <style:text-properties fo:font-weight="bold" officeooo:rsid="0025abc1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19aa67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normal" officeooo:rsid="00208b4b" style:font-weight-asian="normal" style:font-weight-complex="normal"/>
    </style:style>
    <style:style style:name="T9" style:family="text">
      <style:text-properties officeooo:rsid="001affaf"/>
    </style:style>
    <style:style style:name="T10" style:family="text">
      <style:text-properties officeooo:rsid="001d6cda"/>
    </style:style>
    <style:style style:name="T11" style:family="text">
      <style:text-properties fo:font-size="7.5pt"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08b4b" style:font-weight-asian="normal" style:font-weight-complex="normal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style:text-underline-style="none" officeooo:rsid="00234597"/>
    </style:style>
    <style:style style:name="T18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19" style:family="text">
      <style:text-properties style:text-position="super 58%" fo:font-weight="bold" officeooo:rsid="00246ae4" style:font-weight-asian="bold" style:font-weight-complex="bold"/>
    </style:style>
    <style:style style:name="T20" style:family="text">
      <style:text-properties style:text-position="super 58%" fo:font-weight="bold" officeooo:rsid="0025abc1" style:font-weight-asian="bold" style:font-weight-complex="bold"/>
    </style:style>
    <style:style style:name="T21" style:family="text">
      <style:text-properties style:text-position="0% 100%" fo:font-weight="bold" officeooo:rsid="00246ae4" style:font-weight-asian="bold" style:font-weight-complex="bold"/>
    </style:style>
    <style:style style:name="T22" style:family="text">
      <style:text-properties style:text-position="0% 100%" fo:font-weight="bold" officeooo:rsid="0025abc1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 <text:s text:c="7"/><text:span text:style-name="T2">#</text:span><text:span text:style-name="T6"><text:tab/></text:span><text:span text:style-name="T7">NUMBER THEORY </text:span><text:span text:style-name="T2">#</text:span></text:p>
      <text:p text:style-name="P8"/>
      <text:p text:style-name="P1"><text:span text:style-name="T1">Ques : To find if a number is prime or not in squareRoot(n) Time complexity</text:span>.</text:p>
      <text:p text:style-name="P1"/>
      <text:p text:style-name="P1">Logic: The main logic is this you only need to check from 2 to root(n) and if number got devisible </text:p>
      <text:p text:style-name="P1"><text:tab/>by that number then it is not a prime number.</text:p>
      <text:p text:style-name="P1"/>
      <text:p text:style-name="P1">Link: <text:a xlink:type="simple" xlink:href="https://ide.geeksforgeeks.org/Y200PG7Xv0" text:style-name="Internet_20_link" text:visited-style-name="Visited_20_Internet_20_Link">https://ide.geeksforgeeks.org/Y200PG7Xv0</text:a></text:p>
      <text:p text:style-name="P1"/>
      <text:p text:style-name="P6">Ques: <text:span text:style-name="T9">Do more optimize the last question to (1/2)root(n).</text:span></text:p>
      <text:p text:style-name="P1"/>
      <text:p text:style-name="P2">Logic: <text:span text:style-name="T10">I</text:span>f a number is even and not equal to 2 , then it is already non prime , we don’t need to check it and now comes to a odd number , we only require to check it’s devisibilty by odd numbers and not even numbers which will ultimately reduce our time complexiy to <text:span text:style-name="T1">Half. </text:span>But why is it so,</text:p>
      <text:p text:style-name="P2">listen, if a number is odd means it is not deviisile by 2 and its multiples , so why we check for even numbers and hence our solution.</text:p>
      <text:p text:style-name="P2"/>
      <text:p text:style-name="P2">Link: <text:a xlink:type="simple" xlink:href="https://ide.geeksforgeeks.org/BZbBTJprpu" text:style-name="Internet_20_link" text:visited-style-name="Visited_20_Internet_20_Link">https://ide.geeksforgeeks.org/BZbBTJprpu</text:a></text:p>
      <text:p text:style-name="P2"/>
      <text:p text:style-name="P7">Ques: <text:span text:style-name="T10">Print all prime numbers upto N in O(nloglog(n))</text:span></text:p>
      <text:p text:style-name="P3"/>
      <text:p text:style-name="P4">Link: <text:a xlink:type="simple" xlink:href="https://ide.geeksforgeeks.org/aMIySjthvk" text:style-name="Internet_20_link" text:visited-style-name="Visited_20_Internet_20_Link">https://ide.geeksforgeeks.org/aMIySjthvk</text:a></text:p>
      <text:p text:style-name="P4"/>
      <text:p text:style-name="P5"><text:span text:style-name="T1">Note: </text:span>This question has a mind blowing logic, so do it with care, patience and love. </text:p>
      <text:p text:style-name="P5"><text:tab/>I have added comments in the code also for the better understanding. <text:s/></text:p>
      <text:p text:style-name="P5"/>
      <text:p text:style-name="P9">Ques: Find Greatest common Divisor of 2 numbers.</text:p>
      <text:p text:style-name="P11"/>
      <text:p text:style-name="P11">Logic: Using <text:s/>euclid algorithm</text:p>
      <text:p text:style-name="P11"/>
      <text:p text:style-name="P11"><text:tab/>gcd(a,b) = gcd(b,a%b)</text:p>
      <text:p text:style-name="P11"><text:tab/></text:p>
      <text:p text:style-name="P11"><text:tab/>gcd(a,0) = a (Ans.)</text:p>
      <text:p text:style-name="P11"/>
      <text:p text:style-name="P11">Link: <text:a xlink:type="simple" xlink:href="https://ide.geeksforgeeks.org/TTJtkXo4is" text:style-name="Internet_20_link" text:visited-style-name="Visited_20_Internet_20_Link">https://ide.geeksforgeeks.org/TTJtkXo4is</text:a></text:p>
      <text:p text:style-name="P11"/>
      <text:p text:style-name="P9">Ques: <text:s/>Find LCM of 2 numbers</text:p>
      <text:p text:style-name="P11"/>
      <text:p text:style-name="P11">Logic: LCM = (a*b)/gcd(a,b);</text:p>
      <text:p text:style-name="P11"/>
      <text:p text:style-name="P11">Link: <text:a xlink:type="simple" xlink:href="https://ide.geeksforgeeks.org/TTJtkXo4is" text:style-name="Internet_20_link" text:visited-style-name="Visited_20_Internet_20_Link">https://ide.geeksforgeeks.org/TTJtkXo4is</text:a></text:p>
      <text:p text:style-name="P11"/>
      <text:p text:style-name="P13"><text:span text:style-name="T3">Ques: </text:span><text:span text:style-name="T1">You are given N elements, </text:span><text:span text:style-name="Emphasis"><text:span text:style-name="T1">a</text:span></text:span><text:span text:style-name="Emphasis"><text:span text:style-name="T11">1</text:span></text:span><text:span text:style-name="Emphasis"><text:span text:style-name="T1">,a</text:span></text:span><text:span text:style-name="Emphasis"><text:span text:style-name="T11">2</text:span></text:span><text:span text:style-name="Emphasis"><text:span text:style-name="T1">,a</text:span></text:span><text:span text:style-name="Emphasis"><text:span text:style-name="T11">3</text:span></text:span><text:span text:style-name="Emphasis"><text:span text:style-name="T1">….a</text:span></text:span><text:span text:style-name="Emphasis"><text:span text:style-name="T11">N</text:span></text:span><text:span text:style-name="T1">. Find the number of </text:span><text:span text:style-name="Emphasis"><text:span text:style-name="T1">good</text:span></text:span><text:span text:style-name="T1"> sub-arrays.<text:line-break/>A good sub-array is a sub-array [</text:span><text:span text:style-name="Emphasis"><text:span text:style-name="T1">a</text:span></text:span><text:span text:style-name="Emphasis"><text:span text:style-name="T11">i</text:span></text:span><text:span text:style-name="Emphasis"><text:span text:style-name="T1">,a</text:span></text:span><text:span text:style-name="Emphasis"><text:span text:style-name="T11">i+1</text:span></text:span><text:span text:style-name="Emphasis"><text:span text:style-name="T1">,a</text:span></text:span><text:span text:style-name="Emphasis"><text:span text:style-name="T11">i+2</text:span></text:span><text:span text:style-name="Emphasis"><text:span text:style-name="T1">….a</text:span></text:span><text:span text:style-name="Emphasis"><text:span text:style-name="T11">j</text:span></text:span><text:span text:style-name="T1">] such that (</text:span><text:span text:style-name="Emphasis"><text:span text:style-name="T1">a</text:span></text:span><text:span text:style-name="Emphasis"><text:span text:style-name="T11">i</text:span></text:span><text:span text:style-name="Emphasis"><text:span text:style-name="T1">+a</text:span></text:span><text:span text:style-name="Emphasis"><text:span text:style-name="T11">i+1</text:span></text:span><text:span text:style-name="Emphasis"><text:span text:style-name="T1">+a</text:span></text:span><text:span text:style-name="Emphasis"><text:span text:style-name="T11">i+2</text:span></text:span><text:span text:style-name="Emphasis"><text:span text:style-name="T1">+….+a</text:span></text:span><text:span text:style-name="Emphasis"><text:span text:style-name="T11">j</text:span></text:span><text:span text:style-name="T1">) is divisible by N.</text:span></text:p>
      <text:p text:style-name="P18"/>
      <text:p text:style-name="P19"><text:span text:style-name="T13">Logic:</text:span></text:p>
      <text:p text:style-name="P19"><text:span text:style-name="T13">Brute Force : to find all the subarraysa it took O(n^2) and finding sum of each of them will take O(n). So, total will be O(n^3) which is very big</text:span></text:p>
      <text:p text:style-name="P19"><text:span text:style-name="T13"/></text:p>
      <text:p text:style-name="P19"><text:soft-page-break/><text:span text:style-name="T8">Method 2:</text:span></text:p>
      <text:p text:style-name="P19"><text:line-break/><text:span text:style-name="T13">We can precompute the sums and manatin a commutative sum array which will prevent our O(n) time while finding the sum of a sub array . Total it will take only O(n^2) . But we need more better approach.</text:span></text:p>
      <text:p text:style-name="P19"><text:span text:style-name="T13"/></text:p>
      <text:p text:style-name="P20"><text:span text:style-name="T12">Method 3 (Pigeonhole Principle):</text:span></text:p>
      <text:p text:style-name="P21"><text:span text:style-name="T15">Suppose a and b be basically 2 sums value of commuative array . So baiscallly what we want is</text:span></text:p>
      <text:p text:style-name="P21"><text:span text:style-name="T15">(b-a)%4 == 0</text:span></text:p>
      <text:p text:style-name="P21"><text:span text:style-name="T15">means we want b%4 == a%n</text:span></text:p>
      <text:p text:style-name="P21"><text:span text:style-name="T15">So along with the commutative sum , let us also commpute sum%n for every number.</text:span></text:p>
      <text:p text:style-name="P21"><text:span text:style-name="T15">Example : </text:span></text:p>
      <text:p text:style-name="P21"><text:span text:style-name="T15">given array : </text:span><text:span text:style-name="T14">1 3 5 7 <text:s text:c="6"/>n = 4</text:span></text:p>
      <text:p text:style-name="P22"><text:span text:style-name="T14">commutative sum array : 0 1 4 9 16</text:span></text:p>
      <text:p text:style-name="P22"><text:span text:style-name="T14">sum%4 array<text:tab/><text:tab/> <text:s text:c="2"/>: 0 1 0 1 0</text:span></text:p>
      <text:p text:style-name="P22"><text:span text:style-name="T14">Now just use the sum%4 array , we have 3 values as 0 bsasically same and total possible sub arrays out of 3 are 3C2 =&gt; </text:span><text:span text:style-name="T16">3 <text:s/>and </text:span><text:span text:style-name="T14">2 <text:tab/>values are 1 (same ), so sub arrays pos</text:span><text:span text:style-name="T17">s</text:span><text:span text:style-name="T14">ible out </text:span><text:span text:style-name="T17">of 2 are 2C2 =&gt; 1</text:span></text:p>
      <text:p text:style-name="P23"><text:span text:style-name="T17">S</text:span><text:span text:style-name="T14">o total ans is <text:s/>3 +1 =&gt; </text:span><text:span text:style-name="T18">4</text:span></text:p>
      <text:p text:style-name="P11"/>
      <text:p text:style-name="P12"><text:span text:style-name="T1">Note</text:span> : <text:s/>I<text:span text:style-name="T1">f number is negative, we will first make it positive and then will do sum%4 like ..</text:span></text:p>
      <text:p text:style-name="P12"><text:span text:style-name="T1"><text:tab/>sum = (sum+n)%n;<text:tab/></text:span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7"><text:span text:style-name="T4">PROPERTIES OF MODULAO </text:span></text:p>
      <text:p text:style-name="P14"/>
      <text:p text:style-name="P15"><text:span text:style-name="T4">1. <text:s/>(a+b)%m =&gt; ((a%m) + (b%m))%m;</text:span></text:p>
      <text:p text:style-name="P15"><text:span text:style-name="T4">2. <text:s/>(a-b)%m <text:s/>=&gt; (a%m - b%m + m)%m;</text:span></text:p>
      <text:p text:style-name="P15"><text:span text:style-name="T4">3. <text:s/>(a*b)%m =&gt; ((a%m) * (b%m))%m;</text:span></text:p>
      <text:p text:style-name="P15"><text:span text:style-name="T4">4. <text:s/>(a/b)%m <text:s/>=&gt; ((a%m) * (b</text:span><text:span text:style-name="T19">-1</text:span><text:span text:style-name="T21">%m</text:span><text:span text:style-name="T4">))%m</text:span></text:p>
      <text:p text:style-name="P15"><text:span text:style-name="T4"/></text:p>
      <text:p text:style-name="P15"><text:span text:style-name="T4"><text:tab/>b</text:span><text:span text:style-name="T19">-1 <text:s text:c="2"/></text:span><text:span text:style-name="T21">=&gt; multiplicate modulo inverse</text:span></text:p>
      <text:p text:style-name="P15"><text:span text:style-name="T21"><text:tab/><text:tab/></text:span></text:p>
      <text:p text:style-name="P15"><text:span text:style-name="T21"><text:tab/><text:tab/>(6*y)%7 =&gt; 1</text:span></text:p>
      <text:p text:style-name="P15"><text:span text:style-name="T21"/></text:p>
      <text:p text:style-name="P15"><text:span text:style-name="T21"><text:tab/><text:tab/></text:span><text:span text:style-name="T22">6</text:span><text:span text:style-name="T20">-1 </text:span><text:span text:style-name="T21"><text:s/></text:span><text:span text:style-name="T5">=&gt; y</text:span></text:p>
      <text:p text:style-name="P15"><text:span text:style-name="T5"/></text:p>
      <text:p text:style-name="P16"><text:span text:style-name="T5">S</text:span><text:span text:style-name="T1">o , here y is the multiplicate modulo inverse of 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11:21:11.922885005</meta:creation-date>
    <dc:date>2019-10-10T20:55:24.850957950</dc:date>
    <meta:editing-duration>PT2H55M1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50" meta:word-count="524" meta:character-count="2838" meta:non-whitespace-character-count="2305"/>
  </office:meta>
</office:document-meta>
</file>